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GOST Common" svg:font-family="'GOST Commo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62cm" svg:stroke-color="#0000ff" svg:stroke-opacity="100%" draw:stroke-linejoin="round" svg:stroke-linecap="round" draw:fill="none" loext:fill-use-slide-background="false" fo:padding-top="0.156cm" fo:padding-bottom="0.156cm" fo:padding-left="0.281cm" fo:padding-right="0.281cm" loext:decorative="false"/>
    </style:style>
    <style:style style:name="gr2" style:family="graphic" style:parent-style-name="standard">
      <style:graphic-properties draw:stroke="solid" svg:stroke-width="0.062cm" svg:stroke-color="#000000" svg:stroke-opacity="100%" draw:stroke-linejoin="round" svg:stroke-linecap="round" draw:fill="none" loext:fill-use-slide-background="false" fo:padding-top="0.156cm" fo:padding-bottom="0.156cm" fo:padding-left="0.281cm" fo:padding-right="0.281cm" loext:decorative="false"/>
    </style:style>
    <style:style style:name="gr3" style:family="graphic" style:parent-style-name="standard">
      <style:graphic-properties draw:stroke="none" draw:fill="none" loext:fill-use-slide-background="false" draw:textarea-vertical-align="top" fo:min-height="0.371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fill-use-slide-background="false" draw:textarea-vertical-align="top" fo:min-height="0.331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vertical-align="top" fo:min-height="0.937cm" fo:min-width="2.54cm" fo:padding-top="0.035cm" fo:padding-bottom="0.035cm" fo:padding-left="0.035cm" fo:padding-right="0.035cm" loext:decorative="false"/>
    </style:style>
    <style:style style:name="gr6" style:family="graphic" style:parent-style-name="standard">
      <style:graphic-properties draw:stroke="none" draw:fill="none" loext:fill-use-slide-background="false" draw:textarea-vertical-align="top" fo:min-height="0.428cm" fo:min-width="2.54cm" fo:padding-top="0.035cm" fo:padding-bottom="0.035cm" fo:padding-left="0.035cm" fo:padding-right="0.035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fill-use-slide-background="false" draw:textarea-vertical-align="top" fo:min-height="0.945cm" fo:min-width="2.54cm" fo:padding-top="0.035cm" fo:padding-bottom="0.035cm" fo:padding-left="0.035cm" fo:padding-right="0.03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fill-use-slide-background="false" draw:textarea-vertical-align="top" fo:min-height="1.73cm" fo:min-width="2.54cm" fo:padding-top="0.035cm" fo:padding-bottom="0.035cm" fo:padding-left="0.035cm" fo:padding-right="0.03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fill-use-slide-background="false" draw:textarea-vertical-align="top" fo:min-height="1.133cm" fo:min-width="2.54cm" fo:padding-top="0.035cm" fo:padding-bottom="0.035cm" fo:padding-left="0.035cm" fo:padding-right="0.03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loext:fill-use-slide-background="false" draw:textarea-vertical-align="top" fo:min-height="1.18cm" fo:min-width="2.54cm" fo:padding-top="0.035cm" fo:padding-bottom="0.035cm" fo:padding-left="0.035cm" fo:padding-right="0.035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2" style:family="graphic">
      <style:graphic-properties style:writing-mode="lr-tb" loext:decorative="false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none" draw:fill="none" draw:fill-color="#9dbb61" loext:fill-use-slide-background="false" draw:shadow="hidden" loext:decorative="false"/>
    </style:style>
    <style:style style:name="gr15" style:family="graphic" style:parent-style-name="standard">
      <style:graphic-properties draw:stroke="solid" svg:stroke-width="0.008cm" svg:stroke-color="#9dbb61" svg:stroke-opacity="100%" draw:stroke-linejoin="round" svg:stroke-linecap="round" draw:fill="none" loext:fill-use-slide-background="false" fo:padding-top="0.129cm" fo:padding-bottom="0.129cm" fo:padding-left="0.254cm" fo:padding-right="0.254cm" loext:decorative="false"/>
    </style:style>
    <style:style style:name="gr16" style:family="graphic" style:parent-style-name="standard">
      <style:graphic-properties draw:stroke="none" draw:fill="none" loext:fill-use-slide-background="false" draw:textarea-vertical-align="middle" fo:min-height="0.738cm" fo:min-width="2.54cm" fo:padding-top="0.071cm" fo:padding-bottom="0.071cm" fo:padding-left="0.071cm" fo:padding-right="0.071cm" loext:decorative="false"/>
      <style:paragraph-properties style:writing-mode="lr-tb"/>
    </style:style>
    <style:style style:name="gr17" style:family="graphic" style:parent-style-name="standard">
      <style:graphic-properties draw:stroke="none" draw:fill="none" loext:fill-use-slide-background="false" draw:textarea-vertical-align="top" fo:min-height="0.661cm" fo:min-width="2.54cm" fo:padding-top="0.035cm" fo:padding-bottom="0.035cm" fo:padding-left="0.035cm" fo:padding-right="0.035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5b9bd5" loext:fill-use-slide-background="false" draw:shadow="hidden" loext:decorative="false"/>
    </style:style>
    <style:style style:name="gr19" style:family="graphic" style:parent-style-name="standard">
      <style:graphic-properties draw:stroke="solid" svg:stroke-width="0.008cm" svg:stroke-color="#000000" svg:stroke-opacity="100%" draw:stroke-linejoin="round" svg:stroke-linecap="round" draw:fill="none" loext:fill-use-slide-background="false" fo:padding-top="0.129cm" fo:padding-bottom="0.129cm" fo:padding-left="0.254cm" fo:padding-right="0.254cm" loext:decorative="false"/>
    </style:style>
    <style:style style:name="gr20" style:family="graphic" style:parent-style-name="standard" style:list-style-name="L1">
      <style:graphic-properties draw:stroke="none" draw:fill="none" loext:fill-use-slide-background="false" draw:textarea-vertical-align="middle" fo:min-height="3.297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vertical-align="middle" fo:min-height="1.105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loext:fill-use-slide-background="false" draw:textarea-vertical-align="middle" fo:min-height="5.353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vertical-align="middle" fo:min-height="2.508cm" fo:min-width="2.54cm" fo:padding-top="0.071cm" fo:padding-bottom="0.071cm" fo:padding-left="0.071cm" fo:padding-right="0.07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loext:fill-use-slide-background="false" draw:textarea-vertical-align="middle" fo:min-height="3.089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textarea-vertical-align="middle" fo:min-height="0.737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loext:fill-use-slide-background="false" draw:textarea-vertical-align="middle" fo:min-height="2.507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5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5pt"/>
    </style:style>
    <style:style style:name="P8" style:family="paragraph">
      <loext:graphic-properties draw:fill="none" draw:fill-color="#9dbb61"/>
    </style:style>
    <style:style style:name="P9" style:family="paragraph">
      <loext:graphic-properties draw:fill="none" draw:fill-color="#5b9bd5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42cm" fo:margin-bottom="0.35cm" fo:line-height="120%" fo:text-align="start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20%" fo:text-align="start" fo:text-indent="0cm"/>
      <style:text-properties fo:font-size="10pt" style:font-size-asian="10pt" style:font-size-complex="10pt"/>
    </style:style>
    <style:style style:name="T1" style:family="text">
      <style:text-properties fo:color="#000000" loext:opacity="100%" style:font-name="GOST Common" fo:font-size="7pt" fo:font-style="italic" style:font-name-asian="GOST Common" style:font-size-asian="7pt" style:font-style-asian="italic" style:font-name-complex="GOST Common" style:font-size-complex="7pt" style:font-style-complex="italic"/>
    </style:style>
    <style:style style:name="T2" style:family="text">
      <style:text-properties fo:color="#000000" loext:opacity="100%" style:font-name="GOST Common" fo:font-size="9pt" fo:font-style="italic" style:font-name-asian="GOST Common" style:font-size-asian="9pt" style:font-style-asian="italic" style:font-name-complex="GOST Common" style:font-size-complex="9pt" style:font-style-complex="italic"/>
    </style:style>
    <style:style style:name="T3" style:family="text">
      <style:text-properties fo:color="#000000" loext:opacity="100%" style:font-name="GOST Common" fo:font-size="10pt" fo:font-style="italic" style:font-name-asian="GOST Common" style:font-size-asian="10pt" style:font-style-asian="italic" style:font-name-complex="GOST Common" style:font-size-complex="10pt" style:font-style-complex="italic"/>
    </style:style>
    <style:style style:name="T4" style:family="text">
      <style:text-properties fo:color="#000000" loext:opacity="100%" style:font-name="GOST Common" fo:font-size="16pt" fo:font-style="italic" style:font-name-asian="GOST Common" style:font-size-asian="16pt" style:font-style-asian="italic" style:font-name-complex="GOST Common" style:font-size-complex="16pt" style:font-style-complex="italic"/>
    </style:style>
    <style:style style:name="T5" style:family="text">
      <style:text-properties fo:color="#000000" loext:opacity="100%" style:font-name="Arial" fo:font-size="24pt" fo:font-style="italic" style:font-name-asian="Arial" style:font-size-asian="24pt" style:font-style-asian="italic" style:font-name-complex="Arial" style:font-size-complex="24pt" style:font-style-complex="italic"/>
    </style:style>
    <style:style style:name="T6" style:family="text">
      <style:text-properties fo:color="#000000" loext:opacity="100%" style:font-name="Arial" fo:font-style="italic" style:font-name-asian="Arial" style:font-size-asian="24pt" style:font-style-asian="italic" style:font-name-complex="Arial" style:font-size-complex="24pt" style:font-style-complex="italic"/>
    </style:style>
    <style:style style:name="T7" style:family="text">
      <style:text-properties fo:color="#000000" loext:opacity="100%" style:font-name="GOST Common" fo:font-style="italic" style:font-name-asian="GOST Common" style:font-size-asian="16pt" style:font-style-asian="italic" style:font-name-complex="GOST Common" style:font-size-complex="16pt" style:font-style-complex="italic"/>
    </style:style>
    <style:style style:name="T8" style:family="text">
      <style:text-properties fo:color="#000000" loext:opacity="100%" style:font-name="Times New Roman" fo:font-size="6pt" style:font-name-asian="Times New Roman" style:font-size-asian="6pt" style:font-name-complex="Times New Roman" style:font-size-complex="6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normal" style:letter-kerning="tru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 (2)" draw:style-name="dp1" draw:master-page-name="PM0">
        <draw:line draw:style-name="gr1" draw:text-style-name="P1" draw:layer="layout" svg:x1="0cm" svg:y1="-3.91cm" svg:x2="21cm" svg:y2="-3.91cm">
          <text:p/>
        </draw:line>
        <draw:line draw:style-name="gr2" draw:text-style-name="P1" draw:layer="layout" svg:x1="15.494cm" svg:y1="26.95cm" svg:x2="20.4cm" svg:y2="26.95cm">
          <text:p/>
        </draw:line>
        <draw:line draw:style-name="gr2" draw:text-style-name="P1" draw:layer="layout" svg:x1="20.4cm" svg:y1="25.478cm" svg:x2="15.494cm" svg:y2="25.478cm">
          <text:p/>
        </draw:line>
        <draw:line draw:style-name="gr2" draw:text-style-name="P1" draw:layer="layout" svg:x1="8.135cm" svg:y1="27.44cm" svg:x2="20.4cm" svg:y2="27.44cm">
          <text:p/>
        </draw:line>
        <draw:line draw:style-name="gr2" draw:text-style-name="P1" draw:layer="layout" svg:x1="2cm" svg:y1="28.912cm" svg:x2="20.39cm" svg:y2="28.912cm">
          <text:p/>
        </draw:line>
        <draw:line draw:style-name="gr2" draw:text-style-name="P1" draw:layer="layout" svg:x1="20.4cm" svg:y1="24.987cm" svg:x2="8.135cm" svg:y2="24.987cm">
          <text:p/>
        </draw:line>
        <draw:line draw:style-name="gr2" draw:text-style-name="P1" draw:layer="layout" svg:x1="20.399cm" svg:y1="23.516cm" svg:x2="2.002cm" svg:y2="23.516cm">
          <text:p/>
        </draw:line>
        <draw:line draw:style-name="gr2" draw:text-style-name="P1" draw:layer="layout" svg:x1="2.002cm" svg:y1="28.912cm" svg:x2="2.002cm" svg:y2="0.702cm">
          <text:p/>
        </draw:line>
        <draw:line draw:style-name="gr2" draw:text-style-name="P1" draw:layer="layout" svg:x1="20.4cm" svg:y1="28.912cm" svg:x2="20.4cm" svg:y2="0.702cm">
          <text:p/>
        </draw:line>
        <draw:line draw:style-name="gr2" draw:text-style-name="P1" draw:layer="layout" svg:x1="18.438cm" svg:y1="26.949cm" svg:x2="18.438cm" svg:y2="24.987cm">
          <text:p/>
        </draw:line>
        <draw:line draw:style-name="gr2" draw:text-style-name="P1" draw:layer="layout" svg:x1="16.966cm" svg:y1="26.949cm" svg:x2="16.966cm" svg:y2="24.987cm">
          <text:p/>
        </draw:line>
        <draw:line draw:style-name="gr2" draw:text-style-name="P1" draw:layer="layout" svg:x1="16.475cm" svg:y1="26.949cm" svg:x2="16.475cm" svg:y2="25.478cm">
          <text:p/>
        </draw:line>
        <draw:line draw:style-name="gr2" draw:text-style-name="P1" draw:layer="layout" svg:x1="15.984cm" svg:y1="26.949cm" svg:x2="15.984cm" svg:y2="25.478cm">
          <text:p/>
        </draw:line>
        <draw:line draw:style-name="gr2" draw:text-style-name="P1" draw:layer="layout" svg:x1="15.494cm" svg:y1="28.911cm" svg:x2="15.494cm" svg:y2="24.987cm">
          <text:p/>
        </draw:line>
        <draw:line draw:style-name="gr2" draw:text-style-name="P1" draw:layer="layout" svg:x1="17.456cm" svg:y1="27.44cm" svg:x2="17.456cm" svg:y2="26.95cm">
          <text:p/>
        </draw:line>
        <draw:line draw:style-name="gr2" draw:text-style-name="P1" draw:layer="layout" svg:x1="2.738cm" svg:y1="25.969cm" svg:x2="2.738cm" svg:y2="23.516cm">
          <text:p/>
        </draw:line>
        <draw:line draw:style-name="gr2" draw:text-style-name="P1" draw:layer="layout" svg:x1="3.719cm" svg:y1="28.912cm" svg:x2="3.719cm" svg:y2="23.516cm">
          <text:p/>
        </draw:line>
        <draw:line draw:style-name="gr2" draw:text-style-name="P1" draw:layer="layout" svg:x1="5.682cm" svg:y1="28.912cm" svg:x2="5.682cm" svg:y2="23.516cm">
          <text:p/>
        </draw:line>
        <draw:line draw:style-name="gr2" draw:text-style-name="P1" draw:layer="layout" svg:x1="7.154cm" svg:y1="28.912cm" svg:x2="7.154cm" svg:y2="23.516cm">
          <text:p/>
        </draw:line>
        <draw:line draw:style-name="gr2" draw:text-style-name="P1" draw:layer="layout" svg:x1="8.135cm" svg:y1="28.912cm" svg:x2="8.135cm" svg:y2="23.516cm">
          <text:p/>
        </draw:line>
        <draw:line draw:style-name="gr2" draw:text-style-name="P1" draw:layer="layout" svg:x1="8.134cm" svg:y1="24.006cm" svg:x2="2.002cm" svg:y2="24.006cm">
          <text:p/>
        </draw:line>
        <draw:line draw:style-name="gr2" draw:text-style-name="P1" draw:layer="layout" svg:x1="8.134cm" svg:y1="24.497cm" svg:x2="2.002cm" svg:y2="24.497cm">
          <text:p/>
        </draw:line>
        <draw:line draw:style-name="gr2" draw:text-style-name="P1" draw:layer="layout" svg:x1="8.134cm" svg:y1="25.478cm" svg:x2="2.002cm" svg:y2="25.478cm">
          <text:p/>
        </draw:line>
        <draw:line draw:style-name="gr2" draw:text-style-name="P1" draw:layer="layout" svg:x1="8.134cm" svg:y1="25.968cm" svg:x2="2.002cm" svg:y2="25.968cm">
          <text:p/>
        </draw:line>
        <draw:line draw:style-name="gr2" draw:text-style-name="P1" draw:layer="layout" svg:x1="8.134cm" svg:y1="26.459cm" svg:x2="2.002cm" svg:y2="26.459cm">
          <text:p/>
        </draw:line>
        <draw:line draw:style-name="gr2" draw:text-style-name="P1" draw:layer="layout" svg:x1="8.134cm" svg:y1="26.95cm" svg:x2="2.002cm" svg:y2="26.95cm">
          <text:p/>
        </draw:line>
        <draw:line draw:style-name="gr2" draw:text-style-name="P1" draw:layer="layout" svg:x1="8.134cm" svg:y1="27.931cm" svg:x2="2.002cm" svg:y2="27.931cm">
          <text:p/>
        </draw:line>
        <draw:line draw:style-name="gr2" draw:text-style-name="P1" draw:layer="layout" svg:x1="8.134cm" svg:y1="28.422cm" svg:x2="2.002cm" svg:y2="28.422cm">
          <text:p/>
        </draw:line>
        <draw:frame draw:style-name="gr3" draw:text-style-name="P3" draw:layer="layout" svg:width="0.736cm" svg:height="0.441cm" svg:x="2.002cm" svg:y="25.527cm">
          <draw:text-box>
            <text:p text:style-name="P2"><text:span text:style-name="T1">Изм.</text:span></text:p>
          </draw:text-box>
        </draw:frame>
        <draw:frame draw:style-name="gr3" draw:text-style-name="P3" draw:layer="layout" svg:width="0.981cm" svg:height="0.441cm" svg:x="2.738cm" svg:y="25.527cm">
          <draw:text-box>
            <text:p text:style-name="P2"><text:span text:style-name="T1">Лист</text:span></text:p>
          </draw:text-box>
        </draw:frame>
        <draw:frame draw:style-name="gr3" draw:text-style-name="P3" draw:layer="layout" svg:width="1.962cm" svg:height="0.441cm" svg:x="3.719cm" svg:y="25.527cm">
          <draw:text-box>
            <text:p text:style-name="P2"><text:span text:style-name="T1">№ </text:span><text:span text:style-name="T1">докум.</text:span></text:p>
          </draw:text-box>
        </draw:frame>
        <draw:frame draw:style-name="gr3" draw:text-style-name="P3" draw:layer="layout" svg:width="1.472cm" svg:height="0.441cm" svg:x="5.682cm" svg:y="25.527cm">
          <draw:text-box>
            <text:p text:style-name="P2"><text:span text:style-name="T1">Подпись</text:span></text:p>
          </draw:text-box>
        </draw:frame>
        <draw:frame draw:style-name="gr3" draw:text-style-name="P3" draw:layer="layout" svg:width="0.981cm" svg:height="0.441cm" svg:x="7.154cm" svg:y="25.527cm">
          <draw:text-box>
            <text:p text:style-name="P2"><text:span text:style-name="T1">Дата</text:span></text:p>
          </draw:text-box>
        </draw:frame>
        <draw:frame draw:style-name="gr3" draw:text-style-name="P5" draw:layer="layout" svg:width="1.717cm" svg:height="0.441cm" svg:x="2.002cm" svg:y="26.058cm">
          <draw:text-box>
            <text:p text:style-name="P4"><text:span text:style-name="T1">Разраб.</text:span></text:p>
          </draw:text-box>
        </draw:frame>
        <draw:frame draw:style-name="gr4" draw:text-style-name="P5" draw:layer="layout" svg:width="1.717cm" svg:height="0.401cm" svg:x="2.002cm" svg:y="26.554cm">
          <draw:text-box>
            <text:p text:style-name="P4"><text:span text:style-name="T1">Проверил</text:span></text:p>
          </draw:text-box>
        </draw:frame>
        <draw:frame draw:style-name="gr3" draw:text-style-name="P3" draw:layer="layout" svg:width="0.981cm" svg:height="0.441cm" svg:x="15.494cm" svg:y="26.999cm">
          <draw:text-box>
            <text:p text:style-name="P2"><text:span text:style-name="T1">Лист</text:span></text:p>
          </draw:text-box>
        </draw:frame>
        <draw:frame draw:style-name="gr3" draw:text-style-name="P3" draw:layer="layout" svg:width="1.227cm" svg:height="0.441cm" svg:x="17.456cm" svg:y="26.999cm">
          <draw:text-box>
            <text:p text:style-name="P2"><text:span text:style-name="T1">Листов</text:span></text:p>
          </draw:text-box>
        </draw:frame>
        <draw:frame draw:style-name="gr3" draw:text-style-name="P3" draw:layer="layout" svg:width="1.472cm" svg:height="0.441cm" svg:x="15.494cm" svg:y="25.036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472cm" svg:height="0.441cm" svg:x="16.966cm" svg:y="25.036cm">
          <draw:text-box>
            <text:p text:style-name="P2"><text:span text:style-name="T1">Масса</text:span></text:p>
          </draw:text-box>
        </draw:frame>
        <draw:frame draw:style-name="gr3" draw:text-style-name="P3" draw:layer="layout" svg:width="1.962cm" svg:height="0.441cm" svg:x="18.438cm" svg:y="25.036cm">
          <draw:text-box>
            <text:p text:style-name="P2"><text:span text:style-name="T1">Масштаб</text:span></text:p>
          </draw:text-box>
        </draw:frame>
        <draw:line draw:style-name="gr2" draw:text-style-name="P1" draw:layer="layout" svg:x1="8.134cm" svg:y1="24.987cm" svg:x2="2.002cm" svg:y2="24.987cm">
          <text:p/>
        </draw:line>
        <draw:line draw:style-name="gr2" draw:text-style-name="P1" draw:layer="layout" svg:x1="8.134cm" svg:y1="27.44cm" svg:x2="2.002cm" svg:y2="27.44cm">
          <text:p/>
        </draw:line>
        <draw:line draw:style-name="gr2" draw:text-style-name="P1" draw:layer="layout" svg:x1="2.004cm" svg:y1="0.7cm" svg:x2="20.399cm" svg:y2="0.7cm">
          <text:p/>
        </draw:line>
        <draw:frame draw:style-name="gr5" draw:text-style-name="P1" draw:layer="layout" svg:width="2cm" svg:height="1.007cm" svg:x="3.75cm" svg:y="28.008cm">
          <draw:text-box>
            <text:p/>
          </draw:text-box>
        </draw:frame>
        <draw:frame draw:style-name="gr3" draw:text-style-name="P3" draw:layer="layout" svg:width="1.227cm" svg:height="0.441cm" svg:x="18.287cm" svg:y="27cm">
          <draw:text-box>
            <text:p text:style-name="P2"><text:span text:style-name="T1">1</text:span></text:p>
          </draw:text-box>
        </draw:frame>
        <draw:frame draw:style-name="gr6" draw:text-style-name="P3" draw:layer="layout" svg:width="1.227cm" svg:height="0.498cm" svg:x="18.787cm" svg:y="26.008cm">
          <draw:text-box>
            <text:p text:style-name="P2"><text:span text:style-name="T2">1:1</text:span></text:p>
          </draw:text-box>
        </draw:frame>
        <draw:frame draw:style-name="gr7" draw:text-style-name="P3" draw:layer="layout" svg:width="4.2cm" svg:height="1.015cm" svg:x="15.8cm" svg:y="27.8cm">
          <draw:text-box>
            <text:p text:style-name="P2"><text:span text:style-name="T3">Кафедра ЭВМ</text:span></text:p>
            <text:p text:style-name="P2"><text:span text:style-name="T3">гр. 358305</text:span></text:p>
          </draw:text-box>
        </draw:frame>
        <draw:frame draw:style-name="gr8" draw:text-style-name="P3" draw:layer="layout" svg:width="6.8cm" svg:height="1.8cm" svg:x="8.4cm" svg:y="25.3cm">
          <draw:text-box>
            <text:p text:style-name="P2"><text:span text:style-name="T4">Блок-схема алгоритма хеширования SHA-256</text:span></text:p>
          </draw:text-box>
        </draw:frame>
        <draw:frame draw:style-name="gr9" draw:text-style-name="P3" draw:layer="layout" svg:width="11.4cm" svg:height="1.203cm" svg:x="8.5cm" svg:y="23.547cm">
          <draw:text-box>
            <text:p text:style-name="P2"><text:span text:style-name="T5">ГУИР.6-05-0611-05.513 ПЗ</text:span><text:span text:style-name="T4"> </text:span></text:p>
          </draw:text-box>
        </draw:frame>
        <draw:frame draw:style-name="gr10" draw:text-style-name="P7" draw:layer="layout" svg:width="7cm" svg:height="1.25cm" draw:transform="rotate (1.5707963267949) translate (19.5cm 7.6cm)">
          <draw:text-box>
            <text:p text:style-name="P6"><text:span text:style-name="T6">ГУИР.6-05-0611-05.513 ПЗ</text:span><text:span text:style-name="T7"> </text:span></text:p>
          </draw:text-box>
        </draw:frame>
        <draw:line draw:style-name="gr11" draw:text-style-name="P1" draw:layer="layout" svg:x1="19.318cm" svg:y1="0.693cm" svg:x2="19.318cm" svg:y2="7.704cm">
          <text:p/>
        </draw:line>
        <draw:line draw:style-name="gr11" draw:text-style-name="P1" draw:layer="layout" svg:x1="19.318cm" svg:y1="7.704cm" svg:x2="20.388cm" svg:y2="7.704cm">
          <text:p/>
        </draw:line>
        <draw:frame draw:style-name="gr3" draw:text-style-name="P3" draw:layer="layout" svg:width="1.227cm" svg:height="0.441cm" svg:x="16.073cm" svg:y="27cm">
          <draw:text-box>
            <text:p text:style-name="P2"><text:span text:style-name="T1">1</text:span></text:p>
          </draw:text-box>
        </draw:frame>
        <draw:g draw:style-name="gr12">
          <draw:g draw:style-name="gr13">
            <draw:path draw:style-name="gr14" draw:text-style-name="P8" draw:layer="layout" svg:width="5.179cm" svg:height="0.88cm" svg:x="8.82cm" svg:y="3.3cm" svg:viewBox="0 0 5180 881" svg:d="M418 881h4343c74 0 145-20 209-59 63-39 116-94 153-160 36-69 57-144 57-221 0-78-21-153-57-221-37-67-90-122-153-161-64-39-135-59-209-59h-4343c-73 0-145 20-208 59s-117 94-154 162c-36 67-56 142-56 220 0 77 20 152 56 221 37 66 91 121 154 160s135 59 208 59z">
              <text:p/>
            </draw:path>
            <draw:path draw:style-name="gr15" draw:text-style-name="P1" draw:layer="layout" svg:width="5.179cm" svg:height="0.88cm" svg:x="8.82cm" svg:y="3.3cm" svg:viewBox="0 0 5180 881" svg:d="M418 881h4343c74 0 145-20 209-59 63-39 116-94 153-160 36-69 57-144 57-221 0-78-21-153-57-221-37-67-90-122-153-161-64-39-135-59-209-59h-4343c-73 0-145 20-208 59s-117 94-154 162c-36 67-56 142-56 220 0 77 20 152 56 221 37 66 91 121 154 160s135 59 208 59z">
              <text:p/>
            </draw:path>
          </draw:g>
          <draw:frame draw:style-name="gr16" draw:text-style-name="P3" draw:layer="layout" svg:width="5.176cm" svg:height="0.88cm" svg:x="8.82cm" svg:y="3.3cm">
            <draw:text-box>
              <text:p text:style-name="P2"><text:span text:style-name="T8">Начало</text:span></text:p>
            </draw:text-box>
          </draw:frame>
        </draw:g>
        <draw:frame draw:style-name="gr17" draw:text-style-name="P5" draw:layer="layout" svg:width="1.45cm" svg:height="0.731cm" svg:x="3.8cm" svg:y="26.1cm">
          <draw:text-box>
            <text:p text:style-name="P4"><text:span text:style-name="T1">Манухо Д.А</text:span></text:p>
          </draw:text-box>
        </draw:frame>
        <draw:frame draw:style-name="gr4" draw:text-style-name="P5" draw:layer="layout" svg:width="1.868cm" svg:height="0.401cm" svg:x="3.8cm" svg:y="26.533cm">
          <draw:text-box>
            <text:p text:style-name="P4"><text:span text:style-name="T1">Ковшер Е.И</text:span></text:p>
          </draw:text-box>
        </draw:frame>
        <draw:g draw:style-name="gr12">
          <draw:g draw:style-name="gr13">
            <draw:polygon draw:style-name="gr18" draw:text-style-name="P9" draw:layer="layout" svg:width="5.176cm" svg:height="1.661cm" svg:x="8.82cm" svg:y="17.692cm" svg:viewBox="0 0 5177 1662" draw:points="0,1662 5177,1662 5177,0 0,0">
              <text:p/>
            </draw:polygon>
            <draw:polygon draw:style-name="gr19" draw:text-style-name="P1" draw:layer="layout" svg:width="5.176cm" svg:height="1.661cm" svg:x="8.82cm" svg:y="17.692cm" svg:viewBox="0 0 5177 1662" draw:points="0,1662 5177,1662 5177,0 0,0">
              <text:p/>
            </draw:polygon>
          </draw:g>
          <draw:frame draw:style-name="gr20" draw:text-style-name="P10" draw:layer="layout" svg:width="5.176cm" svg:height="3.439cm" svg:x="8.82cm" svg:y="16.802cm">
            <draw:text-box>
              <text:p text:style-name="P4"><text:span text:style-name="T9">sha256_finalize:</text:span></text:p>
              <text:p text:style-name="P4"><text:span text:style-name="T9">-Для каждого элемента state преобразовать байты в hex и записать в dst_hex65</text:span></text:p>
            </draw:text-box>
          </draw:frame>
        </draw:g>
        <draw:g draw:style-name="gr12">
          <draw:g draw:style-name="gr13">
            <draw:polygon draw:style-name="gr18" draw:text-style-name="P9" draw:layer="layout" svg:width="5.176cm" svg:height="1.248cm" svg:x="8.819cm" svg:y="7.04cm" svg:viewBox="0 0 5177 1249" draw:points="0,1249 5177,1249 5177,0 0,0">
              <text:p/>
            </draw:polygon>
            <draw:polygon draw:style-name="gr19" draw:text-style-name="P1" draw:layer="layout" svg:width="5.176cm" svg:height="1.248cm" svg:x="8.819cm" svg:y="7.04cm" svg:viewBox="0 0 5177 1249" draw:points="0,1249 5177,1249 5177,0 0,0">
              <text:p/>
            </draw:polygon>
          </draw:g>
          <draw:frame draw:style-name="gr21" draw:text-style-name="P12" draw:layer="layout" svg:width="5.175cm" svg:height="1.247cm" svg:x="8.819cm" svg:y="7.04cm">
            <draw:text-box>
              <text:p text:style-name="P11"><text:span text:style-name="T8">sha256_append: для каждого байта данных вызвать sha256_append_byte</text:span></text:p>
            </draw:text-box>
          </draw:frame>
        </draw:g>
        <draw:line draw:style-name="gr19" draw:text-style-name="P1" draw:layer="layout" svg:x1="11.411cm" svg:y1="7.047cm" svg:x2="11.411cm" svg:y2="6.479cm">
          <text:p/>
        </draw:line>
        <draw:g draw:style-name="gr12">
          <draw:g draw:style-name="gr13">
            <draw:polygon draw:style-name="gr18" draw:text-style-name="P9" draw:layer="layout" svg:width="5.174cm" svg:height="2.172cm" svg:x="8.82cm" svg:y="14.151cm" svg:viewBox="0 0 5175 2173" draw:points="0,2173 5175,2173 5175,0 0,0">
              <text:p/>
            </draw:polygon>
            <draw:polygon draw:style-name="gr19" draw:text-style-name="P1" draw:layer="layout" svg:width="5.174cm" svg:height="2.172cm" svg:x="8.82cm" svg:y="14.151cm" svg:viewBox="0 0 5175 2173" draw:points="0,2173 5175,2173 5175,0 0,0">
              <text:p/>
            </draw:polygon>
          </draw:g>
          <draw:frame draw:style-name="gr22" draw:text-style-name="P10" draw:layer="layout" svg:width="5.174cm" svg:height="5.495cm" svg:x="8.82cm" svg:y="12.49cm">
            <draw:text-box>
              <text:p text:style-name="P4"><text:span text:style-name="T9">sha256_finalize:</text:span></text:p>
              <text:p text:style-name="P4"><text:span text:style-name="T9">- Добавить 0x80 в буфер</text:span></text:p>
              <text:p text:style-name="P4"><text:span text:style-name="T9">- Заполнить буфер нулями</text:span></text:p>
              <text:p text:style-name="P4"><text:span text:style-name="T9">- Добавить длину данных</text:span></text:p>
              <text:p text:style-name="P4"><text:span text:style-name="T9">- Вызвать sha256_block</text:span></text:p>
            </draw:text-box>
          </draw:frame>
        </draw:g>
        <draw:line draw:style-name="gr19" draw:text-style-name="P1" draw:layer="layout" svg:x1="11.401cm" svg:y1="16.332cm" svg:x2="11.397cm" svg:y2="17.699cm">
          <text:p/>
        </draw:line>
        <draw:line draw:style-name="gr19" draw:text-style-name="P1" draw:layer="layout" svg:x1="11.9cm" svg:y1="18.565cm" svg:x2="11.927cm" svg:y2="18.594cm">
          <text:p/>
        </draw:line>
        <draw:g draw:style-name="gr12">
          <draw:g draw:style-name="gr13">
            <draw:polygon draw:style-name="gr18" draw:text-style-name="P9" draw:layer="layout" svg:width="5.176cm" svg:height="1.653cm" svg:x="8.82cm" svg:y="4.812cm" svg:viewBox="0 0 5177 1654" draw:points="0,1654 5177,1654 5177,0 0,0">
              <text:p/>
            </draw:polygon>
            <draw:polygon draw:style-name="gr19" draw:text-style-name="P1" draw:layer="layout" svg:width="5.176cm" svg:height="1.653cm" svg:x="8.82cm" svg:y="4.812cm" svg:viewBox="0 0 5177 1654" draw:points="0,1654 5177,1654 5177,0 0,0">
              <text:p/>
            </draw:polygon>
          </draw:g>
          <draw:frame draw:style-name="gr23" draw:text-style-name="P5" draw:layer="layout" svg:width="5.176cm" svg:height="2.65cm" svg:x="8.82cm" svg:y="4.314cm">
            <draw:text-box>
              <text:p text:style-name="P4"><text:span text:style-name="T8">sha256_init:</text:span></text:p>
              <text:p text:style-name="P4"><text:span text:style-name="T8">-Установить начальные значения state</text:span></text:p>
              <text:p text:style-name="P4"><text:span text:style-name="T8">-Счетчик бит n_bits = 0</text:span></text:p>
              <text:p text:style-name="P4"><text:span text:style-name="T8">-Счетчик буфера buffer_counter = 0</text:span></text:p>
            </draw:text-box>
          </draw:frame>
        </draw:g>
        <draw:g draw:style-name="gr12">
          <draw:g draw:style-name="gr13">
            <draw:polygon draw:style-name="gr18" draw:text-style-name="P9" draw:layer="layout" svg:width="5.176cm" svg:height="2.062cm" svg:x="8.82cm" svg:y="11.164cm" svg:viewBox="0 0 5177 2063" draw:points="0,2063 5177,2063 5177,0 0,0">
              <text:p/>
            </draw:polygon>
            <draw:polygon draw:style-name="gr19" draw:text-style-name="P1" draw:layer="layout" svg:width="5.176cm" svg:height="2.062cm" svg:x="8.82cm" svg:y="11.164cm" svg:viewBox="0 0 5177 2063" draw:points="0,2063 5177,2063 5177,0 0,0">
              <text:p/>
            </draw:polygon>
          </draw:g>
          <draw:frame draw:style-name="gr24" draw:text-style-name="P10" draw:layer="layout" svg:width="5.176cm" svg:height="3.231cm" svg:x="8.82cm" svg:y="10.579cm">
            <draw:text-box>
              <text:p text:style-name="P4"><text:span text:style-name="T9">sha256_block: </text:span></text:p>
              <text:p text:style-name="P4"><text:span text:style-name="T9">- Инициализация переменных a-h</text:span></text:p>
              <text:p text:style-name="P4"><text:span text:style-name="T9">- Вызвать update_w</text:span></text:p>
              <text:p text:style-name="P4"><text:span text:style-name="T9">- Цикл на 64 итерации</text:span></text:p>
              <text:p text:style-name="P4"><text:span text:style-name="T9">- Обновление состояния state</text:span></text:p>
            </draw:text-box>
          </draw:frame>
        </draw:g>
        <draw:line draw:style-name="gr19" draw:text-style-name="P1" draw:layer="layout" svg:x1="11.599cm" svg:y1="19.383cm" svg:x2="11.635cm" svg:y2="19.412cm">
          <text:p/>
        </draw:line>
        <draw:g draw:style-name="gr12">
          <draw:g draw:style-name="gr13">
            <draw:path draw:style-name="gr14" draw:text-style-name="P8" draw:layer="layout" svg:width="5.203cm" svg:height="0.88cm" svg:x="8.75cm" svg:y="19.869cm" svg:viewBox="0 0 5204 881" svg:d="M418 881h4369c73 0 145-20 209-59 63-39 116-94 153-160 36-69 55-144 55-221 0-78-19-153-55-221-37-67-90-122-153-161-64-39-136-59-209-59h-4369c-73 0-145 20-208 59s-117 94-154 162c-36 67-56 142-56 220 0 77 20 152 56 221 37 66 91 121 154 160s135 59 208 59z">
              <text:p/>
            </draw:path>
            <draw:path draw:style-name="gr15" draw:text-style-name="P1" draw:layer="layout" svg:width="5.203cm" svg:height="0.88cm" svg:x="8.75cm" svg:y="19.869cm" svg:viewBox="0 0 5204 881" svg:d="M418 881h4369c73 0 145-20 209-59 63-39 116-94 153-160 36-69 55-144 55-221 0-78-19-153-55-221-37-67-90-122-153-161-64-39-136-59-209-59h-4369c-73 0-145 20-208 59s-117 94-154 162c-36 67-56 142-56 220 0 77 20 152 56 221 37 66 91 121 154 160s135 59 208 59z">
              <text:p/>
            </draw:path>
          </draw:g>
          <draw:frame draw:style-name="gr25" draw:text-style-name="P3" draw:layer="layout" svg:width="5.203cm" svg:height="0.879cm" svg:x="8.75cm" svg:y="19.869cm">
            <draw:text-box>
              <text:p text:style-name="P2"><text:span text:style-name="T8">Конец</text:span></text:p>
            </draw:text-box>
          </draw:frame>
        </draw:g>
        <draw:line draw:style-name="gr19" draw:text-style-name="P1" draw:layer="layout" svg:x1="11.408cm" svg:y1="4.18cm" svg:x2="11.408cm" svg:y2="4.813cm">
          <text:p/>
        </draw:line>
        <draw:line draw:style-name="gr19" draw:text-style-name="P1" draw:layer="layout" svg:x1="11.351cm" svg:y1="19.869cm" svg:x2="11.351cm" svg:y2="19.36cm">
          <text:p/>
        </draw:line>
        <draw:g draw:style-name="gr12">
          <draw:g draw:style-name="gr13">
            <draw:polygon draw:style-name="gr18" draw:text-style-name="P9" draw:layer="layout" svg:width="5.176cm" svg:height="1.653cm" svg:x="8.819cm" svg:y="8.86cm" svg:viewBox="0 0 5177 1654" draw:points="0,1654 5177,1654 5177,0 0,0">
              <text:p/>
            </draw:polygon>
            <draw:polygon draw:style-name="gr19" draw:text-style-name="P1" draw:layer="layout" svg:width="5.176cm" svg:height="1.653cm" svg:x="8.819cm" svg:y="8.86cm" svg:viewBox="0 0 5177 1654" draw:points="0,1654 5177,1654 5177,0 0,0">
              <text:p/>
            </draw:polygon>
          </draw:g>
          <draw:frame draw:style-name="gr26" draw:text-style-name="P10" draw:layer="layout" svg:width="5.175cm" svg:height="2.649cm" svg:x="8.819cm" svg:y="8.363cm">
            <draw:text-box>
              <text:p text:style-name="P4"><text:span text:style-name="T9">sha256_append_byte: </text:span></text:p>
              <text:p text:style-name="P4"><text:span text:style-name="T9">- Добавить байт в буфер</text:span></text:p>
              <text:p text:style-name="P4"><text:span text:style-name="T9">- Увеличить n_bits на 8</text:span></text:p>
              <text:p text:style-name="P4"><text:span text:style-name="T9"><text:s/></text:span><text:span text:style-name="T9">- Проверка: buffer_counter == 64</text:span></text:p>
            </draw:text-box>
          </draw:frame>
        </draw:g>
        <draw:line draw:style-name="gr19" draw:text-style-name="P1" draw:layer="layout" svg:x1="11.408cm" svg:y1="8.298cm" svg:x2="11.408cm" svg:y2="8.866cm">
          <text:p/>
        </draw:line>
        <draw:line draw:style-name="gr19" draw:text-style-name="P1" draw:layer="layout" svg:x1="11.408cm" svg:y1="10.526cm" svg:x2="11.408cm" svg:y2="11.16cm">
          <text:p/>
        </draw:line>
        <draw:line draw:style-name="gr19" draw:text-style-name="P1" draw:layer="layout" svg:x1="11.401cm" svg:y1="13.233cm" svg:x2="11.401cm" svg:y2="14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GOST Common" svg:font-family="'GOST Commo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7T01:09:20.347193432</dc:date>
    <dc:language>en-US</dc:language>
    <meta:creation-date>2021-05-21T09:45:03Z</meta:creation-date>
    <meta:initial-creator>katya.samojlik.00@mail.ru</meta:initial-creator>
    <meta:generator>LibreOffice/24.2.1.2$MacOSX_AARCH64 LibreOffice_project/db4def46b0453cc22e2d0305797cf981b68ef5ac</meta:generator>
    <meta:editing-duration>PT13M29S</meta:editing-duration>
    <meta:editing-cycles>4</meta:editing-cycles>
    <meta:document-statistic meta:object-count="104"/>
    <meta:template xlink:type="simple" xlink:actuate="onRequest" xlink:title="Рис А4" xlink:href=""/>
  </office:meta>
</office:document-meta>
</file>